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 – Arquitectura cliente / servidor </text:p>
      <text:p text:style-name="P1">1. Indica la secuencia de pasos para recuperar información de un sitio web, indicando lo que hace el cliente y los pasos que se realizan en el servidor.</text:p>
      <text:p text:style-name="P1">2. Explica las diferencias fundamentales entre páginas web estáticas y dinámicas.</text:p>
      <text:p text:style-name="P1">3. Instala Xampp en tu PC y muestra una captura de un fichero holamundo.html funcionando en tu navegador a través del servidor web</text:p>
      <text:p text:style-name="P1">4. Crea un fichero info.php con el siguiente código y muestra captura de pantalla funcionando a través del servidor web:</text:p>
      <text:p text:style-name="P1">&lt;?php</text:p>
      <text:p text:style-name="P1">phpinfo(); </text:p>
      <text:p text:style-name="P1">¿&gt;</text:p>
      <text:p text:style-name="P1">5. Creación de un proyecto inicial y configuración de alias.</text:p>
      <text:p text:style-name="P1">• Crea un espacio de trabajo en "C:\workspace-web </text:p>
      <text:p text:style-name="P1">• Configura un alias en httpd.conf (/servidor → C:\software\workspace-web) </text:p>
      <text:p text:style-name="P1">• Crea una carpeta dentro de workspace-web llamada “tema1” </text:p>
      <text:p text:style-name="P1">• Crea un proyecto en tu IDE con el nombre “tema1” asociado a esa carpeta </text:p>
      <text:p text:style-name="P1">• Crea un fichero “index.html”: </text:p>
      <text:p text:style-name="Text_20_body">• Crea un fichero llamado “index.php” que tenga el siguiente código: </text:p>
      <text:p text:style-name="Text_20_body">• Dime qué fichero se cargará cuando entres en http://localhost/servidor o Cambia la configuración de Apache para que cargue primero los ficheros PHP (DirectoryIndex) </text:p>
      <text:p text:style-name="Text_20_body">• Ejecuta el archivo index.php en el navegador y compruebe que funciona </text:p>
      <text:p text:style-name="Text_20_body">6. Instalación de LAMP en Ubuntu. Puedes realizar este ejercicio en máquina virtual o en el subsistema de Linux para Windows 10.</text:p>
      <text:p text:style-name="Text_20_body">• Actualiza repositorios </text:p>
      <text:p text:style-name="Text_20_body">• Instala Apache → sudo apt install apache2 </text:p>
      <text:p text:style-name="Text_20_body">• Arranca Apache → sudo service apache2 start </text:p>
      <text:p text:style-name="Text_20_body">• [Opcional] Cambia el puerto al 81 → sudo nano /etc/apache2/ports.conf </text:p>
      <text:p text:style-name="Text_20_body">• Instalar Base de Datos (Mysql Server o MariaDB) </text:p>
      <text:p text:style-name="Text_20_body">- sudo apt install mariadb-server</text:p>
      <text:p text:style-name="Text_20_body">- sudo /etc/init.d/mysql start (o sudo systemctl start mariadb)</text:p>
      <text:p text:style-name="Text_20_body">- sudo mysql_secure_installation (no establecemos pass para root)</text:p>
      <text:p text:style-name="Text_20_body">- sudo mariadb - GRANT ALL ON *.* TO 'admin'@'localhost' IDENTIFIED BY 'password' WITH GRANT OPTION;</text:p>
      <text:p text:style-name="Text_20_body"><text:soft-page-break/>- FLUSH PRIVILEGES; (exit)</text:p>
      <text:p text:style-name="Text_20_body">- Lo probamos con: mysql -u admin -p</text:p>
      <text:p text:style-name="Text_20_body">• Instala soporte PHP → sudo apt-get install php libapache2-mod-php php-mysql </text:p>
      <text:p text:style-name="Text_20_body">• Reinicia Apache → sudo service apache2 restart (o sudo systemctl restart apache2) </text:p>
      <text:p text:style-name="Text_20_body">• Pruébalo → crea un fichero en /var/www/html llamado test.php y escribe el código que muestra en php la información ( phpinfo() ). • Instala phpmyadmin → sudo apt install phpmyadmin • Enlace para probar phpmyadmin → sudo ln -s /usr/share/phpmyadmin /var/www/html (puede que tengas que cambiar el fichero config.inc.php para poner el usuario admin) 7. Node.js. Javascript en el servidor. • Dime qué es Node.js y para qué se utiliza • Instala Node.js • Comprueba que funciona escribiendo en un terminal: o node --version o npm --version • Dime qué es TypeScript y para qué se utiliza • Instala TypeScript y dime cómo lo has hecho • Creación de un servidor web con Node.js. Escribe el siguiente código en un fichero • Por último, lo ejecutamos con node. Para ello escribimos desde la consola “node servidor.js” • Ya podemos consultar en localhost en el puerto 7000 y nos debería mostrar el mensaje de Hola mundo. • Añade captura del código y del servidor funcionando en el navegad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32S</meta:editing-duration>
    <meta:editing-cycles>3</meta:editing-cycles>
    <meta:generator>OpenOffice/4.1.7$Win32 OpenOffice.org_project/417m1$Build-9800</meta:generator>
    <dc:date>2021-09-23T18:45:26.42</dc:date>
    <meta:document-statistic meta:table-count="0" meta:image-count="0" meta:object-count="0" meta:page-count="2" meta:paragraph-count="32" meta:word-count="500" meta:character-count="3036"/>
    <meta:user-defined meta:name="Info 1"/>
    <meta:user-defined meta:name="Info 2"/>
    <meta:user-defined meta:name="Info 3"/>
    <meta:user-defined meta:name="Info 4"/>
  </office:meta>
</office:document-meta>
</file>